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512x512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77.383384" calcext:value-type="float">
            <text:p>77.383384</text:p>
          </table:table-cell>
          <table:table-cell table:formula="of:=[.A2]-[.$D$2]" office:value-type="float" office:value="0.482676499999997" calcext:value-type="float">
            <text:p>0.482676499999997</text:p>
          </table:table-cell>
          <table:table-cell table:formula="of:=POWER([.B2]; 2)" office:value-type="float" office:value="0.232976603652247" calcext:value-type="float">
            <text:p>0.232976603652247</text:p>
          </table:table-cell>
          <table:table-cell table:formula="of:=AVERAGE([.A2:.A21])" office:value-type="float" office:value="76.9007075" calcext:value-type="float">
            <text:p>76.9007075</text:p>
          </table:table-cell>
          <table:table-cell table:formula="of:=MAX([.A2:.A21])" office:value-type="float" office:value="83.036209" calcext:value-type="float">
            <text:p>83.036209</text:p>
          </table:table-cell>
          <table:table-cell table:formula="of:=MIN([.A2:.A21])" office:value-type="float" office:value="74.138871" calcext:value-type="float">
            <text:p>74.138871</text:p>
          </table:table-cell>
          <table:table-cell table:formula="of:=SQRT((1/20)*SUM([.C2:.C21]))" office:value-type="float" office:value="2.29804925060223" calcext:value-type="float">
            <text:p>2.29804925060223</text:p>
          </table:table-cell>
        </table:table-row>
        <table:table-row table:style-name="ro1">
          <table:table-cell office:value-type="float" office:value="78.33064" calcext:value-type="float">
            <text:p>78.33064</text:p>
          </table:table-cell>
          <table:table-cell table:formula="of:=[.A3]-[.$D$2]" office:value-type="float" office:value="1.42993249999999" calcext:value-type="float">
            <text:p>1.42993249999999</text:p>
          </table:table-cell>
          <table:table-cell table:formula="of:=POWER([.B3]; 2)" office:value-type="float" office:value="2.04470695455623" calcext:value-type="float">
            <text:p>2.04470695455623</text:p>
          </table:table-cell>
          <table:table-cell table:number-columns-repeated="4"/>
        </table:table-row>
        <table:table-row table:style-name="ro1">
          <table:table-cell office:value-type="float" office:value="74.389669" calcext:value-type="float">
            <text:p>74.389669</text:p>
          </table:table-cell>
          <table:table-cell table:formula="of:=[.A4]-[.$D$2]" office:value-type="float" office:value="-2.51103850000001" calcext:value-type="float">
            <text:p>-2.51103850000001</text:p>
          </table:table-cell>
          <table:table-cell table:formula="of:=POWER([.B4]; 2)" office:value-type="float" office:value="6.30531434848231" calcext:value-type="float">
            <text:p>6.30531434848231</text:p>
          </table:table-cell>
          <table:table-cell table:number-columns-repeated="4"/>
        </table:table-row>
        <table:table-row table:style-name="ro1">
          <table:table-cell office:value-type="float" office:value="83.036209" calcext:value-type="float">
            <text:p>83.036209</text:p>
          </table:table-cell>
          <table:table-cell table:formula="of:=[.A5]-[.$D$2]" office:value-type="float" office:value="6.13550149999999" calcext:value-type="float">
            <text:p>6.13550149999999</text:p>
          </table:table-cell>
          <table:table-cell table:formula="of:=POWER([.B5]; 2)" office:value-type="float" office:value="37.6443786565021" calcext:value-type="float">
            <text:p>37.6443786565021</text:p>
          </table:table-cell>
          <table:table-cell table:number-columns-repeated="4"/>
        </table:table-row>
        <table:table-row table:style-name="ro1">
          <table:table-cell office:value-type="float" office:value="74.516148" calcext:value-type="float">
            <text:p>74.516148</text:p>
          </table:table-cell>
          <table:table-cell table:formula="of:=[.A6]-[.$D$2]" office:value-type="float" office:value="-2.38455950000001" calcext:value-type="float">
            <text:p>-2.38455950000001</text:p>
          </table:table-cell>
          <table:table-cell table:formula="of:=POWER([.B6]; 2)" office:value-type="float" office:value="5.68612400904029" calcext:value-type="float">
            <text:p>5.68612400904029</text:p>
          </table:table-cell>
          <table:table-cell table:number-columns-repeated="4"/>
        </table:table-row>
        <table:table-row table:style-name="ro1">
          <table:table-cell office:value-type="float" office:value="79.02266" calcext:value-type="float">
            <text:p>79.02266</text:p>
          </table:table-cell>
          <table:table-cell table:formula="of:=[.A7]-[.$D$2]" office:value-type="float" office:value="2.12195249999999" calcext:value-type="float">
            <text:p>2.12195249999999</text:p>
          </table:table-cell>
          <table:table-cell table:formula="of:=POWER([.B7]; 2)" office:value-type="float" office:value="4.50268241225622" calcext:value-type="float">
            <text:p>4.50268241225622</text:p>
          </table:table-cell>
          <table:table-cell table:number-columns-repeated="4"/>
        </table:table-row>
        <table:table-row table:style-name="ro1">
          <table:table-cell office:value-type="float" office:value="74.765971" calcext:value-type="float">
            <text:p>74.765971</text:p>
          </table:table-cell>
          <table:table-cell table:formula="of:=[.A8]-[.$D$2]" office:value-type="float" office:value="-2.13473650000002" calcext:value-type="float">
            <text:p>-2.13473650000002</text:p>
          </table:table-cell>
          <table:table-cell table:formula="of:=POWER([.B8]; 2)" office:value-type="float" office:value="4.55709992443232" calcext:value-type="float">
            <text:p>4.55709992443232</text:p>
          </table:table-cell>
          <table:table-cell table:number-columns-repeated="4"/>
        </table:table-row>
        <table:table-row table:style-name="ro1">
          <table:table-cell office:value-type="float" office:value="77.086811" calcext:value-type="float">
            <text:p>77.086811</text:p>
          </table:table-cell>
          <table:table-cell table:formula="of:=[.A9]-[.$D$2]" office:value-type="float" office:value="0.186103499999987" calcext:value-type="float">
            <text:p>0.186103499999987</text:p>
          </table:table-cell>
          <table:table-cell table:formula="of:=POWER([.B9]; 2)" office:value-type="float" office:value="0.0346345127122453" calcext:value-type="float">
            <text:p>0.034634512712245</text:p>
          </table:table-cell>
          <table:table-cell table:number-columns-repeated="4"/>
        </table:table-row>
        <table:table-row table:style-name="ro1">
          <table:table-cell office:value-type="float" office:value="74.878975" calcext:value-type="float">
            <text:p>74.878975</text:p>
          </table:table-cell>
          <table:table-cell table:formula="of:=[.A10]-[.$D$2]" office:value-type="float" office:value="-2.02173250000001" calcext:value-type="float">
            <text:p>-2.02173250000001</text:p>
          </table:table-cell>
          <table:table-cell table:formula="of:=POWER([.B10]; 2)" office:value-type="float" office:value="4.0874023015563" calcext:value-type="float">
            <text:p>4.0874023015563</text:p>
          </table:table-cell>
          <table:table-cell table:number-columns-repeated="4"/>
        </table:table-row>
        <table:table-row table:style-name="ro1">
          <table:table-cell office:value-type="float" office:value="75.73639" calcext:value-type="float">
            <text:p>75.73639</text:p>
          </table:table-cell>
          <table:table-cell table:formula="of:=[.A11]-[.$D$2]" office:value-type="float" office:value="-1.16431750000001" calcext:value-type="float">
            <text:p>-1.16431750000001</text:p>
          </table:table-cell>
          <table:table-cell table:formula="of:=POWER([.B11]; 2)" office:value-type="float" office:value="1.35563524080627" calcext:value-type="float">
            <text:p>1.35563524080627</text:p>
          </table:table-cell>
          <table:table-cell table:number-columns-repeated="4"/>
        </table:table-row>
        <table:table-row table:style-name="ro1">
          <table:table-cell office:value-type="float" office:value="77.235481" calcext:value-type="float">
            <text:p>77.235481</text:p>
          </table:table-cell>
          <table:table-cell table:formula="of:=[.A12]-[.$D$2]" office:value-type="float" office:value="0.334773499999983" calcext:value-type="float">
            <text:p>0.334773499999983</text:p>
          </table:table-cell>
          <table:table-cell table:formula="of:=POWER([.B12]; 2)" office:value-type="float" office:value="0.112073296302239" calcext:value-type="float">
            <text:p>0.112073296302239</text:p>
          </table:table-cell>
          <table:table-cell table:number-columns-repeated="4"/>
        </table:table-row>
        <table:table-row table:style-name="ro1">
          <table:table-cell office:value-type="float" office:value="75.704601" calcext:value-type="float">
            <text:p>75.704601</text:p>
          </table:table-cell>
          <table:table-cell table:formula="of:=[.A13]-[.$D$2]" office:value-type="float" office:value="-1.19610650000001" calcext:value-type="float">
            <text:p>-1.19610650000001</text:p>
          </table:table-cell>
          <table:table-cell table:formula="of:=POWER([.B13]; 2)" office:value-type="float" office:value="1.43067075934228" calcext:value-type="float">
            <text:p>1.43067075934228</text:p>
          </table:table-cell>
          <table:table-cell table:number-columns-repeated="4"/>
        </table:table-row>
        <table:table-row table:style-name="ro1">
          <table:table-cell office:value-type="float" office:value="74.526615" calcext:value-type="float">
            <text:p>74.526615</text:p>
          </table:table-cell>
          <table:table-cell table:formula="of:=[.A14]-[.$D$2]" office:value-type="float" office:value="-2.3740925" calcext:value-type="float">
            <text:p>-2.3740925</text:p>
          </table:table-cell>
          <table:table-cell table:formula="of:=POWER([.B14]; 2)" office:value-type="float" office:value="5.63631519855627" calcext:value-type="float">
            <text:p>5.63631519855627</text:p>
          </table:table-cell>
          <table:table-cell table:number-columns-repeated="4"/>
        </table:table-row>
        <table:table-row table:style-name="ro1">
          <table:table-cell office:value-type="float" office:value="77.966317" calcext:value-type="float">
            <text:p>77.966317</text:p>
          </table:table-cell>
          <table:table-cell table:formula="of:=[.A15]-[.$D$2]" office:value-type="float" office:value="1.06560949999999" calcext:value-type="float">
            <text:p>1.06560949999999</text:p>
          </table:table-cell>
          <table:table-cell table:formula="of:=POWER([.B15]; 2)" office:value-type="float" office:value="1.13552360649024" calcext:value-type="float">
            <text:p>1.13552360649024</text:p>
          </table:table-cell>
          <table:table-cell table:number-columns-repeated="4"/>
        </table:table-row>
        <table:table-row table:style-name="ro1">
          <table:table-cell office:value-type="float" office:value="81.572112" calcext:value-type="float">
            <text:p>81.572112</text:p>
          </table:table-cell>
          <table:table-cell table:formula="of:=[.A16]-[.$D$2]" office:value-type="float" office:value="4.67140449999999" calcext:value-type="float">
            <text:p>4.67140449999999</text:p>
          </table:table-cell>
          <table:table-cell table:formula="of:=POWER([.B16]; 2)" office:value-type="float" office:value="21.8220200026202" calcext:value-type="float">
            <text:p>21.8220200026202</text:p>
          </table:table-cell>
          <table:table-cell table:number-columns-repeated="4"/>
        </table:table-row>
        <table:table-row table:style-name="ro1">
          <table:table-cell office:value-type="float" office:value="77.607627" calcext:value-type="float">
            <text:p>77.607627</text:p>
          </table:table-cell>
          <table:table-cell table:formula="of:=[.A17]-[.$D$2]" office:value-type="float" office:value="0.706919499999984" calcext:value-type="float">
            <text:p>0.706919499999984</text:p>
          </table:table-cell>
          <table:table-cell table:formula="of:=POWER([.B17]; 2)" office:value-type="float" office:value="0.499735179480227" calcext:value-type="float">
            <text:p>0.499735179480227</text:p>
          </table:table-cell>
          <table:table-cell table:number-columns-repeated="4"/>
        </table:table-row>
        <table:table-row table:style-name="ro1">
          <table:table-cell office:value-type="float" office:value="76.571573" calcext:value-type="float">
            <text:p>76.571573</text:p>
          </table:table-cell>
          <table:table-cell table:formula="of:=[.A18]-[.$D$2]" office:value-type="float" office:value="-0.329134500000009" calcext:value-type="float">
            <text:p>-0.329134500000009</text:p>
          </table:table-cell>
          <table:table-cell table:formula="of:=POWER([.B18]; 2)" office:value-type="float" office:value="0.108329519090256" calcext:value-type="float">
            <text:p>0.108329519090256</text:p>
          </table:table-cell>
          <table:table-cell table:number-columns-repeated="4"/>
        </table:table-row>
        <table:table-row table:style-name="ro1">
          <table:table-cell office:value-type="float" office:value="74.138871" calcext:value-type="float">
            <text:p>74.138871</text:p>
          </table:table-cell>
          <table:table-cell table:formula="of:=[.A19]-[.$D$2]" office:value-type="float" office:value="-2.76183650000002" calcext:value-type="float">
            <text:p>-2.76183650000002</text:p>
          </table:table-cell>
          <table:table-cell table:formula="of:=POWER([.B19]; 2)" office:value-type="float" office:value="7.62774085273234" calcext:value-type="float">
            <text:p>7.62774085273234</text:p>
          </table:table-cell>
          <table:table-cell table:number-columns-repeated="4"/>
        </table:table-row>
        <table:table-row table:style-name="ro1">
          <table:table-cell office:value-type="float" office:value="76.153931" calcext:value-type="float">
            <text:p>76.153931</text:p>
          </table:table-cell>
          <table:table-cell table:formula="of:=[.A20]-[.$D$2]" office:value-type="float" office:value="-0.74677650000001" calcext:value-type="float">
            <text:p>-0.74677650000001</text:p>
          </table:table-cell>
          <table:table-cell table:formula="of:=POWER([.B20]; 2)" office:value-type="float" office:value="0.557675140952265" calcext:value-type="float">
            <text:p>0.557675140952265</text:p>
          </table:table-cell>
          <table:table-cell table:number-columns-repeated="4"/>
        </table:table-row>
        <table:table-row table:style-name="ro1">
          <table:table-cell office:value-type="float" office:value="77.390165" calcext:value-type="float">
            <text:p>77.390165</text:p>
          </table:table-cell>
          <table:table-cell table:formula="of:=[.A21]-[.$D$2]" office:value-type="float" office:value="0.489457499999986" calcext:value-type="float">
            <text:p>0.489457499999986</text:p>
          </table:table-cell>
          <table:table-cell table:formula="of:=POWER([.B21]; 2)" office:value-type="float" office:value="0.239568644306236" calcext:value-type="float">
            <text:p>0.2395686443062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8:24.096961600</dc:date>
    <meta:editing-duration>PT37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